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84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8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8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>
      <style:graphic-properties draw:textarea-vertical-align="middle"/>
    </style:style>
    <style:style style:name="gr2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3" draw:id="id3"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1" draw:text-style-name="P1" draw:layer="layout" svg:width="0.496cm" svg:height="0.313cm" svg:x="11.082cm" svg:y="8.188cm" svg:viewBox="0 0 497 314" svg:d="M0 314c125 0 497-104 497-183s-12-131-136-131c0 78-363 78-361 314z">
              <text:p/>
            </draw:path>
            <draw:g>
              <draw:polygon draw:style-name="gr2" draw:text-style-name="P2" draw:layer="layout" svg:width="0.226cm" svg:height="0.261cm" svg:x="10.899cm" svg:y="8.241cm" svg:viewBox="0 0 227 262" draw:points="0,157 45,0 227,105 181,262">
                <text:p/>
              </draw:polygon>
              <draw:polygon draw:style-name="gr3" draw:text-style-name="P3" draw:layer="layout" svg:width="0.498cm" svg:height="0.287cm" svg:x="10.944cm" svg:y="8.058cm" svg:viewBox="0 0 499 288" draw:points="0,183 91,105 227,26 318,0 499,105 408,131 272,210 181,288">
                <text:p/>
              </draw:polygon>
              <draw:path draw:style-name="gr4" draw:text-style-name="P4" draw:layer="layout" svg:width="0.407cm" svg:height="0.34cm" svg:x="11.08cm" svg:y="8.162cm" svg:viewBox="0 0 408 341" svg:d="M408 105c0-157-90-105-181-53-91 53-182 53-227 289 0 0 181-105 408-236z">
                <text:p/>
              </draw:path>
              <draw:path draw:style-name="gr5" draw:text-style-name="P5" draw:layer="layout" svg:width="0.589cm" svg:height="0.444cm" svg:x="10.899cm" svg:y="8.058cm" svg:viewBox="0 0 590 445" svg:d="M363 0c-91 26-91 26-182 78-45 27-136 53-181 263 91 52 91 52 181 104 52-23 318-183 409-235 0-132-91-132-227-210z">
                <text:p/>
              </draw:path>
            </draw:g>
          </draw:g>
          <draw:g>
            <draw:path draw:style-name="gr6" draw:text-style-name="P1" draw:layer="layout" svg:width="0.815cm" svg:height="0.628cm" svg:x="10.672cm" svg:y="6.931cm" svg:viewBox="0 0 816 629" svg:d="M3 629c124 0 813-27 813-262 0-236-236-367-361-367 0 78-498 52-452 629z">
              <text:p/>
            </draw:path>
            <draw:g>
              <draw:polygon draw:style-name="gr7" draw:text-style-name="P2" draw:layer="layout" svg:width="0.453cm" svg:height="0.366cm" svg:x="10.218cm" svg:y="7.193cm" svg:viewBox="0 0 454 367" draw:points="0,105 0,0 454,262 454,367">
                <text:p/>
              </draw:polygon>
              <draw:polygon draw:style-name="gr8" draw:text-style-name="P2" draw:layer="layout" svg:width="0.453cm" svg:height="0.444cm" svg:x="10.581cm" svg:y="6.8cm" svg:viewBox="0 0 454 445" draw:points="0,183 0,0 454,262 454,445">
                <text:p/>
              </draw:polygon>
              <draw:polygon draw:style-name="gr9" draw:text-style-name="P3" draw:layer="layout" svg:width="0.815cm" svg:height="0.47cm" svg:x="10.218cm" svg:y="6.983cm" svg:viewBox="0 0 816 471" draw:points="0,210 363,0 816,262 454,471">
                <text:p/>
              </draw:polygon>
              <draw:line draw:style-name="gr10" draw:text-style-name="P6" draw:layer="layout" svg:x1="10.581cm" svg:y1="6.983cm" svg:x2="11.035cm" svg:y2="7.245cm">
                <text:p/>
              </draw:line>
              <draw:polygon draw:style-name="gr11" draw:text-style-name="P4" draw:layer="layout" svg:width="0.453cm" svg:height="0.444cm" svg:x="10.672cm" svg:y="7.114cm" svg:viewBox="0 0 454 445" draw:points="0,445 0,341 363,131 363,0 454,52 454,183">
                <text:p/>
              </draw:polygon>
              <draw:polygon draw:style-name="gr12" draw:text-style-name="P2" draw:layer="layout" svg:width="1.45cm" svg:height="1.99cm" svg:x="9.719cm" svg:y="5.202cm" svg:viewBox="0 0 1451 1991" draw:points="0,1153 0,0 1451,838 1451,1991">
                <text:p/>
              </draw:polygon>
              <draw:polygon draw:style-name="gr13" draw:text-style-name="P7" draw:layer="layout" svg:width="1.36cm" svg:height="1.833cm" svg:x="9.765cm" svg:y="5.281cm" svg:viewBox="0 0 1361 1834" draw:points="0,1048 0,0 1361,786 1361,1834">
                <text:p/>
              </draw:polygon>
              <draw:polygon draw:style-name="gr14" draw:text-style-name="P3" draw:layer="layout" svg:width="1.541cm" svg:height="0.889cm" svg:x="9.719cm" svg:y="5.15cm" svg:viewBox="0 0 1542 890" draw:points="1451,890 0,52 91,0 1542,838">
                <text:p/>
              </draw:polygon>
              <draw:polygon draw:style-name="gr15" draw:text-style-name="P4" draw:layer="layout" svg:width="0.09cm" svg:height="1.204cm" svg:x="11.171cm" svg:y="5.988cm" svg:viewBox="0 0 91 1205" draw:points="0,1205 0,52 91,0 91,1153">
                <text:p/>
              </draw:polygon>
              <draw:polygon draw:style-name="gr16" draw:text-style-name="P5" draw:layer="layout" svg:width="1.541cm" svg:height="2.409cm" svg:x="9.719cm" svg:y="5.15cm" svg:viewBox="0 0 1542 2410" draw:points="91,0 1542,838 1542,1991 1451,2043 1406,2017 1406,2148 953,2410 499,2148 499,2043 862,1834 862,1703 0,1205 0,52">
                <text:p/>
              </draw:polygon>
            </draw:g>
          </draw:g>
          <draw:g>
            <draw:path draw:style-name="gr17" draw:text-style-name="P1" draw:layer="layout" svg:width="0.59cm" svg:height="0.313cm" svg:x="10.489cm" svg:y="7.9cm" svg:viewBox="0 0 591 314" svg:d="M3 314c125 0 588-131 588-209 0-79-12-105-136-105 0 78-499 52-452 314z">
              <text:p/>
            </draw:path>
            <draw:g>
              <draw:polygon draw:style-name="gr18" draw:text-style-name="P3" draw:layer="layout" svg:width="1.949cm" svg:height="1.126cm" svg:x="9.039cm" svg:y="7.009cm" svg:viewBox="0 0 1950 1127" draw:points="1451,1127 0,288 499,0 1950,838">
                <text:p/>
              </draw:polygon>
              <draw:polygon draw:style-name="gr19" draw:text-style-name="P8" draw:layer="layout" svg:width="1.314cm" svg:height="0.759cm" svg:x="9.175cm" svg:y="7.088cm" svg:viewBox="0 0 1315 760" draw:points="0,210 363,0 1315,550 953,760">
                <text:p/>
              </draw:polygon>
              <draw:polygon draw:style-name="gr20" draw:text-style-name="P8" draw:layer="layout" svg:width="0.634cm" svg:height="0.366cm" svg:x="10.218cm" svg:y="7.691cm" svg:viewBox="0 0 635 367" draw:points="0,210 363,0 635,157 272,367">
                <text:p/>
              </draw:polygon>
              <draw:polygon draw:style-name="gr21" draw:text-style-name="P4" draw:layer="layout" svg:width="0.498cm" svg:height="0.392cm" svg:x="10.49cm" svg:y="7.848cm" svg:viewBox="0 0 499 393" draw:points="0,393 0,288 499,0 499,105">
                <text:p/>
              </draw:polygon>
              <draw:line draw:style-name="gr22" draw:text-style-name="P6" draw:layer="layout" svg:x1="9.265cm" svg:y1="7.245cm" svg:x2="10.218cm" svg:y2="7.795cm">
                <text:p/>
              </draw:line>
              <draw:line draw:style-name="gr23" draw:text-style-name="P6" draw:layer="layout" svg:x1="9.356cm" svg:y1="7.193cm" svg:x2="10.309cm" svg:y2="7.743cm">
                <text:p/>
              </draw:line>
              <draw:line draw:style-name="gr24" draw:text-style-name="P6" draw:layer="layout" svg:x1="9.447cm" svg:y1="7.141cm" svg:x2="10.4cm" svg:y2="7.691cm">
                <text:p/>
              </draw:line>
              <draw:line draw:style-name="gr25" draw:text-style-name="P6" draw:layer="layout" svg:x1="10.309cm" svg:y1="7.638cm" svg:x2="10.4cm" svg:y2="7.586cm">
                <text:p/>
              </draw:line>
              <draw:line draw:style-name="gr26" draw:text-style-name="P6" draw:layer="layout" svg:x1="10.218cm" svg:y1="7.585cm" svg:x2="10.309cm" svg:y2="7.533cm">
                <text:p/>
              </draw:line>
              <draw:line draw:style-name="gr27" draw:text-style-name="P6" draw:layer="layout" svg:x1="10.128cm" svg:y1="7.533cm" svg:x2="10.219cm" svg:y2="7.481cm">
                <text:p/>
              </draw:line>
              <draw:line draw:style-name="gr28" draw:text-style-name="P6" draw:layer="layout" svg:x1="10.173cm" svg:y1="7.664cm" svg:x2="10.264cm" svg:y2="7.612cm">
                <text:p/>
              </draw:line>
              <draw:line draw:style-name="gr29" draw:text-style-name="P6" draw:layer="layout" svg:x1="10.082cm" svg:y1="7.612cm" svg:x2="10.173cm" svg:y2="7.56cm">
                <text:p/>
              </draw:line>
              <draw:line draw:style-name="gr30" draw:text-style-name="P6" draw:layer="layout" svg:x1="9.991cm" svg:y1="7.559cm" svg:x2="10.082cm" svg:y2="7.507cm">
                <text:p/>
              </draw:line>
              <draw:line draw:style-name="gr31" draw:text-style-name="P6" draw:layer="layout" svg:x1="10.037cm" svg:y1="7.481cm" svg:x2="10.128cm" svg:y2="7.429cm">
                <text:p/>
              </draw:line>
              <draw:line draw:style-name="gr32" draw:text-style-name="P6" draw:layer="layout" svg:x1="9.901cm" svg:y1="7.507cm" svg:x2="9.992cm" svg:y2="7.455cm">
                <text:p/>
              </draw:line>
              <draw:line draw:style-name="gr33" draw:text-style-name="P6" draw:layer="layout" svg:x1="9.946cm" svg:y1="7.428cm" svg:x2="10.037cm" svg:y2="7.376cm">
                <text:p/>
              </draw:line>
              <draw:line draw:style-name="gr34" draw:text-style-name="P6" draw:layer="layout" svg:x1="9.855cm" svg:y1="7.376cm" svg:x2="9.946cm" svg:y2="7.324cm">
                <text:p/>
              </draw:line>
              <draw:line draw:style-name="gr35" draw:text-style-name="P6" draw:layer="layout" svg:x1="9.765cm" svg:y1="7.324cm" svg:x2="9.856cm" svg:y2="7.272cm">
                <text:p/>
              </draw:line>
              <draw:line draw:style-name="gr36" draw:text-style-name="P6" draw:layer="layout" svg:x1="9.81cm" svg:y1="7.454cm" svg:x2="9.901cm" svg:y2="7.402cm">
                <text:p/>
              </draw:line>
              <draw:line draw:style-name="gr37" draw:text-style-name="P6" draw:layer="layout" svg:x1="9.719cm" svg:y1="7.402cm" svg:x2="9.81cm" svg:y2="7.35cm">
                <text:p/>
              </draw:line>
              <draw:line draw:style-name="gr38" draw:text-style-name="P6" draw:layer="layout" svg:x1="9.629cm" svg:y1="7.35cm" svg:x2="9.72cm" svg:y2="7.298cm">
                <text:p/>
              </draw:line>
              <draw:line draw:style-name="gr39" draw:text-style-name="P6" draw:layer="layout" svg:x1="9.674cm" svg:y1="7.271cm" svg:x2="9.765cm" svg:y2="7.219cm">
                <text:p/>
              </draw:line>
              <draw:line draw:style-name="gr40" draw:text-style-name="P6" draw:layer="layout" svg:x1="9.538cm" svg:y1="7.297cm" svg:x2="9.629cm" svg:y2="7.245cm">
                <text:p/>
              </draw:line>
              <draw:line draw:style-name="gr41" draw:text-style-name="P6" draw:layer="layout" svg:x1="9.583cm" svg:y1="7.219cm" svg:x2="9.674cm" svg:y2="7.167cm">
                <text:p/>
              </draw:line>
              <draw:line draw:style-name="gr42" draw:text-style-name="P6" draw:layer="layout" svg:x1="9.493cm" svg:y1="7.166cm" svg:x2="9.584cm" svg:y2="7.114cm">
                <text:p/>
              </draw:line>
              <draw:line draw:style-name="gr43" draw:text-style-name="P6" draw:layer="layout" svg:x1="9.447cm" svg:y1="7.245cm" svg:x2="9.538cm" svg:y2="7.193cm">
                <text:p/>
              </draw:line>
              <draw:line draw:style-name="gr44" draw:text-style-name="P6" draw:layer="layout" svg:x1="10.037cm" svg:y1="7.69cm" svg:x2="10.128cm" svg:y2="7.638cm">
                <text:p/>
              </draw:line>
              <draw:line draw:style-name="gr45" draw:text-style-name="P6" draw:layer="layout" svg:x1="9.946cm" svg:y1="7.638cm" svg:x2="10.037cm" svg:y2="7.586cm">
                <text:p/>
              </draw:line>
              <draw:line draw:style-name="gr46" draw:text-style-name="P6" draw:layer="layout" svg:x1="9.855cm" svg:y1="7.585cm" svg:x2="9.946cm" svg:y2="7.533cm">
                <text:p/>
              </draw:line>
              <draw:line draw:style-name="gr47" draw:text-style-name="P6" draw:layer="layout" svg:x1="9.81cm" svg:y1="7.664cm" svg:x2="9.901cm" svg:y2="7.612cm">
                <text:p/>
              </draw:line>
              <draw:line draw:style-name="gr48" draw:text-style-name="P6" draw:layer="layout" svg:x1="9.719cm" svg:y1="7.612cm" svg:x2="9.81cm" svg:y2="7.56cm">
                <text:p/>
              </draw:line>
              <draw:line draw:style-name="gr49" draw:text-style-name="P6" draw:layer="layout" svg:x1="9.765cm" svg:y1="7.533cm" svg:x2="9.856cm" svg:y2="7.481cm">
                <text:p/>
              </draw:line>
              <draw:line draw:style-name="gr50" draw:text-style-name="P6" draw:layer="layout" svg:x1="9.674cm" svg:y1="7.481cm" svg:x2="9.765cm" svg:y2="7.429cm">
                <text:p/>
              </draw:line>
              <draw:line draw:style-name="gr51" draw:text-style-name="P6" draw:layer="layout" svg:x1="9.583cm" svg:y1="7.428cm" svg:x2="9.674cm" svg:y2="7.376cm">
                <text:p/>
              </draw:line>
              <draw:line draw:style-name="gr52" draw:text-style-name="P6" draw:layer="layout" svg:x1="9.493cm" svg:y1="7.376cm" svg:x2="9.584cm" svg:y2="7.324cm">
                <text:p/>
              </draw:line>
              <draw:line draw:style-name="gr53" draw:text-style-name="P6" draw:layer="layout" svg:x1="9.356cm" svg:y1="7.402cm" svg:x2="9.447cm" svg:y2="7.35cm">
                <text:p/>
              </draw:line>
              <draw:line draw:style-name="gr54" draw:text-style-name="P6" draw:layer="layout" svg:x1="9.402cm" svg:y1="7.324cm" svg:x2="9.493cm" svg:y2="7.272cm">
                <text:p/>
              </draw:line>
              <draw:line draw:style-name="gr55" draw:text-style-name="P6" draw:layer="layout" svg:x1="9.265cm" svg:y1="7.35cm" svg:x2="9.356cm" svg:y2="7.298cm">
                <text:p/>
              </draw:line>
              <draw:line draw:style-name="gr56" draw:text-style-name="P6" draw:layer="layout" svg:x1="9.991cm" svg:y1="7.769cm" svg:x2="10.082cm" svg:y2="7.717cm">
                <text:p/>
              </draw:line>
              <draw:line draw:style-name="gr57" draw:text-style-name="P6" draw:layer="layout" svg:x1="9.901cm" svg:y1="7.717cm" svg:x2="9.992cm" svg:y2="7.665cm">
                <text:p/>
              </draw:line>
              <draw:line draw:style-name="gr58" draw:text-style-name="P6" draw:layer="layout" svg:x1="10.309cm" svg:y1="7.953cm" svg:x2="10.672cm" svg:y2="7.743cm">
                <text:p/>
              </draw:line>
              <draw:line draw:style-name="gr59" draw:text-style-name="P6" draw:layer="layout" svg:x1="10.4cm" svg:y1="8.005cm" svg:x2="10.763cm" svg:y2="7.795cm">
                <text:p/>
              </draw:line>
              <draw:line draw:style-name="gr60" draw:text-style-name="P6" draw:layer="layout" svg:x1="10.49cm" svg:y1="7.743cm" svg:x2="10.762cm" svg:y2="7.9cm">
                <text:p/>
              </draw:line>
              <draw:line draw:style-name="gr61" draw:text-style-name="P6" draw:layer="layout" svg:x1="10.4cm" svg:y1="7.795cm" svg:x2="10.672cm" svg:y2="7.952cm">
                <text:p/>
              </draw:line>
              <draw:line draw:style-name="gr62" draw:text-style-name="P6" draw:layer="layout" svg:x1="10.309cm" svg:y1="7.848cm" svg:x2="10.49cm" svg:y2="7.953cm">
                <text:p/>
              </draw:line>
              <draw:polygon draw:style-name="gr63" draw:text-style-name="P2" draw:layer="layout" svg:width="1.45cm" svg:height="0.942cm" svg:x="9.039cm" svg:y="7.298cm" svg:viewBox="0 0 1451 943" draw:points="0,105 0,0 1451,838 1451,943">
                <text:p/>
              </draw:polygon>
              <draw:polygon draw:style-name="gr64" draw:text-style-name="P5" draw:layer="layout" svg:width="1.949cm" svg:height="1.23cm" svg:x="9.039cm" svg:y="7.009cm" svg:viewBox="0 0 1950 1231" draw:points="499,0 1950,838 1950,943 1451,1231 0,393 0,288">
                <text:p/>
              </draw:polygon>
            </draw:g>
          </draw:g>
        </draw:g>
        <draw:g xml:id="id1" draw:id="id1"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65" draw:text-style-name="P1" draw:layer="layout" svg:width="0.496cm" svg:height="0.313cm" svg:x="6.448cm" svg:y="8.155cm" svg:viewBox="0 0 497 314" svg:d="M0 314c125 0 497-104 497-183s-12-131-136-131c0 78-363 78-361 314z">
              <text:p/>
            </draw:path>
            <draw:g>
              <draw:polygon draw:style-name="gr66" draw:text-style-name="P2" draw:layer="layout" svg:width="0.226cm" svg:height="0.261cm" svg:x="6.265cm" svg:y="8.207cm" svg:viewBox="0 0 227 262" draw:points="0,157 45,0 227,105 181,262">
                <text:p/>
              </draw:polygon>
              <draw:polygon draw:style-name="gr67" draw:text-style-name="P3" draw:layer="layout" svg:width="0.498cm" svg:height="0.287cm" svg:x="6.31cm" svg:y="8.024cm" svg:viewBox="0 0 499 288" draw:points="0,183 91,105 227,26 318,0 499,105 408,131 272,210 181,288">
                <text:p/>
              </draw:polygon>
              <draw:path draw:style-name="gr68" draw:text-style-name="P4" draw:layer="layout" svg:width="0.407cm" svg:height="0.34cm" svg:x="6.446cm" svg:y="8.128cm" svg:viewBox="0 0 408 341" svg:d="M408 105c0-157-90-105-181-53-91 53-182 53-227 289 0 0 181-105 408-236z">
                <text:p/>
              </draw:path>
              <draw:path draw:style-name="gr69" draw:text-style-name="P5" draw:layer="layout" svg:width="0.589cm" svg:height="0.444cm" svg:x="6.265cm" svg:y="8.024cm" svg:viewBox="0 0 590 445" svg:d="M363 0c-91 26-91 26-182 78-45 27-136 53-181 263 91 52 91 52 181 104 52-23 318-183 409-235 0-132-91-132-227-210z">
                <text:p/>
              </draw:path>
            </draw:g>
          </draw:g>
          <draw:g>
            <draw:path draw:style-name="gr70" draw:text-style-name="P1" draw:layer="layout" svg:width="0.815cm" svg:height="0.628cm" svg:x="6.038cm" svg:y="6.897cm" svg:viewBox="0 0 816 629" svg:d="M3 629c124 0 813-27 813-262 0-236-236-367-361-367 0 78-498 52-452 629z">
              <text:p/>
            </draw:path>
            <draw:g>
              <draw:polygon draw:style-name="gr71" draw:text-style-name="P2" draw:layer="layout" svg:width="0.453cm" svg:height="0.366cm" svg:x="5.584cm" svg:y="7.159cm" svg:viewBox="0 0 454 367" draw:points="0,105 0,0 454,262 454,367">
                <text:p/>
              </draw:polygon>
              <draw:polygon draw:style-name="gr72" draw:text-style-name="P2" draw:layer="layout" svg:width="0.453cm" svg:height="0.444cm" svg:x="5.947cm" svg:y="6.767cm" svg:viewBox="0 0 454 445" draw:points="0,183 0,0 454,262 454,445">
                <text:p/>
              </draw:polygon>
              <draw:polygon draw:style-name="gr73" draw:text-style-name="P3" draw:layer="layout" svg:width="0.815cm" svg:height="0.47cm" svg:x="5.584cm" svg:y="6.95cm" svg:viewBox="0 0 816 471" draw:points="0,210 363,0 816,262 454,471">
                <text:p/>
              </draw:polygon>
              <draw:line draw:style-name="gr74" draw:text-style-name="P6" draw:layer="layout" svg:x1="5.947cm" svg:y1="6.95cm" svg:x2="6.401cm" svg:y2="7.212cm">
                <text:p/>
              </draw:line>
              <draw:polygon draw:style-name="gr75" draw:text-style-name="P4" draw:layer="layout" svg:width="0.453cm" svg:height="0.444cm" svg:x="6.038cm" svg:y="7.081cm" svg:viewBox="0 0 454 445" draw:points="0,445 0,341 363,131 363,0 454,52 454,183">
                <text:p/>
              </draw:polygon>
              <draw:polygon draw:style-name="gr76" draw:text-style-name="P2" draw:layer="layout" svg:width="1.45cm" svg:height="1.99cm" svg:x="5.085cm" svg:y="5.169cm" svg:viewBox="0 0 1451 1991" draw:points="0,1153 0,0 1451,838 1451,1991">
                <text:p/>
              </draw:polygon>
              <draw:polygon draw:style-name="gr77" draw:text-style-name="P7" draw:layer="layout" svg:width="1.36cm" svg:height="1.833cm" svg:x="5.131cm" svg:y="5.247cm" svg:viewBox="0 0 1361 1834" draw:points="0,1048 0,0 1361,786 1361,1834">
                <text:p/>
              </draw:polygon>
              <draw:polygon draw:style-name="gr78" draw:text-style-name="P3" draw:layer="layout" svg:width="1.541cm" svg:height="0.889cm" svg:x="5.085cm" svg:y="5.116cm" svg:viewBox="0 0 1542 890" draw:points="1451,890 0,52 91,0 1542,838">
                <text:p/>
              </draw:polygon>
              <draw:polygon draw:style-name="gr79" draw:text-style-name="P4" draw:layer="layout" svg:width="0.09cm" svg:height="1.204cm" svg:x="6.537cm" svg:y="5.955cm" svg:viewBox="0 0 91 1205" draw:points="0,1205 0,52 91,0 91,1153">
                <text:p/>
              </draw:polygon>
              <draw:polygon draw:style-name="gr80" draw:text-style-name="P5" draw:layer="layout" svg:width="1.541cm" svg:height="2.409cm" svg:x="5.085cm" svg:y="5.116cm" svg:viewBox="0 0 1542 2410" draw:points="91,0 1542,838 1542,1991 1451,2043 1406,2017 1406,2148 953,2410 499,2148 499,2043 862,1834 862,1703 0,1205 0,52">
                <text:p/>
              </draw:polygon>
            </draw:g>
          </draw:g>
          <draw:g>
            <draw:path draw:style-name="gr81" draw:text-style-name="P1" draw:layer="layout" svg:width="0.59cm" svg:height="0.313cm" svg:x="5.855cm" svg:y="7.867cm" svg:viewBox="0 0 591 314" svg:d="M3 314c125 0 588-131 588-209 0-79-12-105-136-105 0 78-499 52-452 314z">
              <text:p/>
            </draw:path>
            <draw:g>
              <draw:polygon draw:style-name="gr82" draw:text-style-name="P3" draw:layer="layout" svg:width="1.949cm" svg:height="1.126cm" svg:x="4.405cm" svg:y="6.976cm" svg:viewBox="0 0 1950 1127" draw:points="1451,1127 0,288 499,0 1950,838">
                <text:p/>
              </draw:polygon>
              <draw:polygon draw:style-name="gr83" draw:text-style-name="P8" draw:layer="layout" svg:width="1.314cm" svg:height="0.759cm" svg:x="4.541cm" svg:y="7.055cm" svg:viewBox="0 0 1315 760" draw:points="0,210 363,0 1315,550 953,760">
                <text:p/>
              </draw:polygon>
              <draw:polygon draw:style-name="gr84" draw:text-style-name="P8" draw:layer="layout" svg:width="0.634cm" svg:height="0.366cm" svg:x="5.584cm" svg:y="7.657cm" svg:viewBox="0 0 635 367" draw:points="0,210 363,0 635,157 272,367">
                <text:p/>
              </draw:polygon>
              <draw:polygon draw:style-name="gr85" draw:text-style-name="P4" draw:layer="layout" svg:width="0.498cm" svg:height="0.392cm" svg:x="5.856cm" svg:y="7.814cm" svg:viewBox="0 0 499 393" draw:points="0,393 0,288 499,0 499,105">
                <text:p/>
              </draw:polygon>
              <draw:line draw:style-name="gr86" draw:text-style-name="P6" draw:layer="layout" svg:x1="4.632cm" svg:y1="7.211cm" svg:x2="5.585cm" svg:y2="7.761cm">
                <text:p/>
              </draw:line>
              <draw:line draw:style-name="gr87" draw:text-style-name="P6" draw:layer="layout" svg:x1="4.723cm" svg:y1="7.159cm" svg:x2="5.676cm" svg:y2="7.709cm">
                <text:p/>
              </draw:line>
              <draw:line draw:style-name="gr88" draw:text-style-name="P6" draw:layer="layout" svg:x1="4.813cm" svg:y1="7.107cm" svg:x2="5.766cm" svg:y2="7.657cm">
                <text:p/>
              </draw:line>
              <draw:line draw:style-name="gr89" draw:text-style-name="P6" draw:layer="layout" svg:x1="5.675cm" svg:y1="7.604cm" svg:x2="5.766cm" svg:y2="7.552cm">
                <text:p/>
              </draw:line>
              <draw:line draw:style-name="gr90" draw:text-style-name="P6" draw:layer="layout" svg:x1="5.584cm" svg:y1="7.552cm" svg:x2="5.675cm" svg:y2="7.5cm">
                <text:p/>
              </draw:line>
              <draw:line draw:style-name="gr91" draw:text-style-name="P6" draw:layer="layout" svg:x1="5.494cm" svg:y1="7.5cm" svg:x2="5.585cm" svg:y2="7.448cm">
                <text:p/>
              </draw:line>
              <draw:line draw:style-name="gr92" draw:text-style-name="P6" draw:layer="layout" svg:x1="5.539cm" svg:y1="7.63cm" svg:x2="5.63cm" svg:y2="7.578cm">
                <text:p/>
              </draw:line>
              <draw:line draw:style-name="gr93" draw:text-style-name="P6" draw:layer="layout" svg:x1="5.449cm" svg:y1="7.578cm" svg:x2="5.54cm" svg:y2="7.526cm">
                <text:p/>
              </draw:line>
              <draw:line draw:style-name="gr94" draw:text-style-name="P6" draw:layer="layout" svg:x1="5.358cm" svg:y1="7.526cm" svg:x2="5.449cm" svg:y2="7.474cm">
                <text:p/>
              </draw:line>
              <draw:line draw:style-name="gr95" draw:text-style-name="P6" draw:layer="layout" svg:x1="5.403cm" svg:y1="7.447cm" svg:x2="5.494cm" svg:y2="7.395cm">
                <text:p/>
              </draw:line>
              <draw:line draw:style-name="gr96" draw:text-style-name="P6" draw:layer="layout" svg:x1="5.267cm" svg:y1="7.473cm" svg:x2="5.358cm" svg:y2="7.421cm">
                <text:p/>
              </draw:line>
              <draw:line draw:style-name="gr97" draw:text-style-name="P6" draw:layer="layout" svg:x1="5.312cm" svg:y1="7.395cm" svg:x2="5.403cm" svg:y2="7.343cm">
                <text:p/>
              </draw:line>
              <draw:line draw:style-name="gr98" draw:text-style-name="P6" draw:layer="layout" svg:x1="5.221cm" svg:y1="7.342cm" svg:x2="5.312cm" svg:y2="7.29cm">
                <text:p/>
              </draw:line>
              <draw:line draw:style-name="gr99" draw:text-style-name="P6" draw:layer="layout" svg:x1="5.131cm" svg:y1="7.29cm" svg:x2="5.222cm" svg:y2="7.238cm">
                <text:p/>
              </draw:line>
              <draw:line draw:style-name="gr100" draw:text-style-name="P6" draw:layer="layout" svg:x1="5.176cm" svg:y1="7.421cm" svg:x2="5.267cm" svg:y2="7.369cm">
                <text:p/>
              </draw:line>
              <draw:line draw:style-name="gr101" draw:text-style-name="P6" draw:layer="layout" svg:x1="5.085cm" svg:y1="7.368cm" svg:x2="5.176cm" svg:y2="7.316cm">
                <text:p/>
              </draw:line>
              <draw:line draw:style-name="gr102" draw:text-style-name="P6" draw:layer="layout" svg:x1="4.995cm" svg:y1="7.316cm" svg:x2="5.086cm" svg:y2="7.264cm">
                <text:p/>
              </draw:line>
              <draw:line draw:style-name="gr103" draw:text-style-name="P6" draw:layer="layout" svg:x1="5.04cm" svg:y1="7.237cm" svg:x2="5.131cm" svg:y2="7.185cm">
                <text:p/>
              </draw:line>
              <draw:line draw:style-name="gr104" draw:text-style-name="P6" draw:layer="layout" svg:x1="4.904cm" svg:y1="7.263cm" svg:x2="4.995cm" svg:y2="7.211cm">
                <text:p/>
              </draw:line>
              <draw:line draw:style-name="gr105" draw:text-style-name="P6" draw:layer="layout" svg:x1="4.949cm" svg:y1="7.185cm" svg:x2="5.04cm" svg:y2="7.133cm">
                <text:p/>
              </draw:line>
              <draw:line draw:style-name="gr106" draw:text-style-name="P6" draw:layer="layout" svg:x1="4.859cm" svg:y1="7.133cm" svg:x2="4.95cm" svg:y2="7.081cm">
                <text:p/>
              </draw:line>
              <draw:line draw:style-name="gr107" draw:text-style-name="P6" draw:layer="layout" svg:x1="4.813cm" svg:y1="7.211cm" svg:x2="4.904cm" svg:y2="7.159cm">
                <text:p/>
              </draw:line>
              <draw:line draw:style-name="gr108" draw:text-style-name="P6" draw:layer="layout" svg:x1="5.403cm" svg:y1="7.656cm" svg:x2="5.494cm" svg:y2="7.604cm">
                <text:p/>
              </draw:line>
              <draw:line draw:style-name="gr109" draw:text-style-name="P6" draw:layer="layout" svg:x1="5.312cm" svg:y1="7.604cm" svg:x2="5.403cm" svg:y2="7.552cm">
                <text:p/>
              </draw:line>
              <draw:line draw:style-name="gr110" draw:text-style-name="P6" draw:layer="layout" svg:x1="5.221cm" svg:y1="7.552cm" svg:x2="5.312cm" svg:y2="7.5cm">
                <text:p/>
              </draw:line>
              <draw:line draw:style-name="gr111" draw:text-style-name="P6" draw:layer="layout" svg:x1="5.176cm" svg:y1="7.63cm" svg:x2="5.267cm" svg:y2="7.578cm">
                <text:p/>
              </draw:line>
              <draw:line draw:style-name="gr112" draw:text-style-name="P6" draw:layer="layout" svg:x1="5.085cm" svg:y1="7.578cm" svg:x2="5.176cm" svg:y2="7.526cm">
                <text:p/>
              </draw:line>
              <draw:line draw:style-name="gr113" draw:text-style-name="P6" draw:layer="layout" svg:x1="5.131cm" svg:y1="7.5cm" svg:x2="5.222cm" svg:y2="7.448cm">
                <text:p/>
              </draw:line>
              <draw:line draw:style-name="gr114" draw:text-style-name="P6" draw:layer="layout" svg:x1="5.04cm" svg:y1="7.447cm" svg:x2="5.131cm" svg:y2="7.395cm">
                <text:p/>
              </draw:line>
              <draw:line draw:style-name="gr115" draw:text-style-name="P6" draw:layer="layout" svg:x1="4.949cm" svg:y1="7.395cm" svg:x2="5.04cm" svg:y2="7.343cm">
                <text:p/>
              </draw:line>
              <draw:line draw:style-name="gr116" draw:text-style-name="P6" draw:layer="layout" svg:x1="4.859cm" svg:y1="7.342cm" svg:x2="4.95cm" svg:y2="7.29cm">
                <text:p/>
              </draw:line>
              <draw:line draw:style-name="gr117" draw:text-style-name="P6" draw:layer="layout" svg:x1="4.723cm" svg:y1="7.368cm" svg:x2="4.814cm" svg:y2="7.316cm">
                <text:p/>
              </draw:line>
              <draw:line draw:style-name="gr118" draw:text-style-name="P6" draw:layer="layout" svg:x1="4.768cm" svg:y1="7.29cm" svg:x2="4.859cm" svg:y2="7.238cm">
                <text:p/>
              </draw:line>
              <draw:line draw:style-name="gr119" draw:text-style-name="P6" draw:layer="layout" svg:x1="4.632cm" svg:y1="7.316cm" svg:x2="4.723cm" svg:y2="7.264cm">
                <text:p/>
              </draw:line>
              <draw:line draw:style-name="gr120" draw:text-style-name="P6" draw:layer="layout" svg:x1="5.358cm" svg:y1="7.735cm" svg:x2="5.449cm" svg:y2="7.683cm">
                <text:p/>
              </draw:line>
              <draw:line draw:style-name="gr121" draw:text-style-name="P6" draw:layer="layout" svg:x1="5.267cm" svg:y1="7.683cm" svg:x2="5.358cm" svg:y2="7.631cm">
                <text:p/>
              </draw:line>
              <draw:line draw:style-name="gr122" draw:text-style-name="P6" draw:layer="layout" svg:x1="5.675cm" svg:y1="7.919cm" svg:x2="6.038cm" svg:y2="7.709cm">
                <text:p/>
              </draw:line>
              <draw:line draw:style-name="gr123" draw:text-style-name="P6" draw:layer="layout" svg:x1="5.766cm" svg:y1="7.972cm" svg:x2="6.129cm" svg:y2="7.762cm">
                <text:p/>
              </draw:line>
              <draw:line draw:style-name="gr124" draw:text-style-name="P6" draw:layer="layout" svg:x1="5.856cm" svg:y1="7.709cm" svg:x2="6.128cm" svg:y2="7.866cm">
                <text:p/>
              </draw:line>
              <draw:line draw:style-name="gr125" draw:text-style-name="P6" draw:layer="layout" svg:x1="5.766cm" svg:y1="7.762cm" svg:x2="6.038cm" svg:y2="7.919cm">
                <text:p/>
              </draw:line>
              <draw:line draw:style-name="gr126" draw:text-style-name="P6" draw:layer="layout" svg:x1="5.675cm" svg:y1="7.814cm" svg:x2="5.856cm" svg:y2="7.919cm">
                <text:p/>
              </draw:line>
              <draw:polygon draw:style-name="gr127" draw:text-style-name="P2" draw:layer="layout" svg:width="1.45cm" svg:height="0.942cm" svg:x="4.405cm" svg:y="7.264cm" svg:viewBox="0 0 1451 943" draw:points="0,105 0,0 1451,838 1451,943">
                <text:p/>
              </draw:polygon>
              <draw:polygon draw:style-name="gr128" draw:text-style-name="P5" draw:layer="layout" svg:width="1.949cm" svg:height="1.23cm" svg:x="4.405cm" svg:y="6.976cm" svg:viewBox="0 0 1950 1231" draw:points="499,0 1950,838 1950,943 1451,1231 0,393 0,288">
                <text:p/>
              </draw:polygon>
            </draw:g>
          </draw:g>
        </draw:g>
        <draw:g xml:id="id4" draw:id="id4"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129" draw:text-style-name="P1" draw:layer="layout" svg:width="0.496cm" svg:height="0.313cm" svg:x="15.627cm" svg:y="8.21cm" svg:viewBox="0 0 497 314" svg:d="M0 314c125 0 497-104 497-183s-12-131-136-131c0 78-363 78-361 314z">
              <text:p/>
            </draw:path>
            <draw:g>
              <draw:polygon draw:style-name="gr130" draw:text-style-name="P2" draw:layer="layout" svg:width="0.226cm" svg:height="0.261cm" svg:x="15.444cm" svg:y="8.263cm" svg:viewBox="0 0 227 262" draw:points="0,157 45,0 227,105 181,262">
                <text:p/>
              </draw:polygon>
              <draw:polygon draw:style-name="gr131" draw:text-style-name="P3" draw:layer="layout" svg:width="0.498cm" svg:height="0.287cm" svg:x="15.489cm" svg:y="8.08cm" svg:viewBox="0 0 499 288" draw:points="0,183 91,105 227,26 318,0 499,105 408,131 272,210 181,288">
                <text:p/>
              </draw:polygon>
              <draw:path draw:style-name="gr132" draw:text-style-name="P4" draw:layer="layout" svg:width="0.407cm" svg:height="0.34cm" svg:x="15.625cm" svg:y="8.184cm" svg:viewBox="0 0 408 341" svg:d="M408 105c0-157-90-105-181-53-91 53-182 53-227 289 0 0 181-105 408-236z">
                <text:p/>
              </draw:path>
              <draw:path draw:style-name="gr133" draw:text-style-name="P5" draw:layer="layout" svg:width="0.589cm" svg:height="0.444cm" svg:x="15.444cm" svg:y="8.08cm" svg:viewBox="0 0 590 445" svg:d="M363 0c-91 26-91 26-182 78-45 27-136 53-181 263 91 52 91 52 181 104 52-23 318-183 409-235 0-132-91-132-227-210z">
                <text:p/>
              </draw:path>
            </draw:g>
          </draw:g>
          <draw:g>
            <draw:path draw:style-name="gr134" draw:text-style-name="P1" draw:layer="layout" svg:width="0.815cm" svg:height="0.628cm" svg:x="15.217cm" svg:y="6.953cm" svg:viewBox="0 0 816 629" svg:d="M3 629c124 0 813-27 813-262 0-236-236-367-361-367 0 78-498 52-452 629z">
              <text:p/>
            </draw:path>
            <draw:g>
              <draw:polygon draw:style-name="gr135" draw:text-style-name="P2" draw:layer="layout" svg:width="0.453cm" svg:height="0.366cm" svg:x="14.763cm" svg:y="7.215cm" svg:viewBox="0 0 454 367" draw:points="0,105 0,0 454,262 454,367">
                <text:p/>
              </draw:polygon>
              <draw:polygon draw:style-name="gr136" draw:text-style-name="P2" draw:layer="layout" svg:width="0.453cm" svg:height="0.444cm" svg:x="15.126cm" svg:y="6.822cm" svg:viewBox="0 0 454 445" draw:points="0,183 0,0 454,262 454,445">
                <text:p/>
              </draw:polygon>
              <draw:polygon draw:style-name="gr137" draw:text-style-name="P3" draw:layer="layout" svg:width="0.815cm" svg:height="0.47cm" svg:x="14.763cm" svg:y="7.005cm" svg:viewBox="0 0 816 471" draw:points="0,210 363,0 816,262 454,471">
                <text:p/>
              </draw:polygon>
              <draw:line draw:style-name="gr138" draw:text-style-name="P6" draw:layer="layout" svg:x1="15.126cm" svg:y1="7.005cm" svg:x2="15.58cm" svg:y2="7.267cm">
                <text:p/>
              </draw:line>
              <draw:polygon draw:style-name="gr139" draw:text-style-name="P4" draw:layer="layout" svg:width="0.453cm" svg:height="0.444cm" svg:x="15.217cm" svg:y="7.136cm" svg:viewBox="0 0 454 445" draw:points="0,445 0,341 363,131 363,0 454,52 454,183">
                <text:p/>
              </draw:polygon>
              <draw:polygon draw:style-name="gr140" draw:text-style-name="P2" draw:layer="layout" svg:width="1.45cm" svg:height="1.99cm" svg:x="14.264cm" svg:y="5.224cm" svg:viewBox="0 0 1451 1991" draw:points="0,1153 0,0 1451,838 1451,1991">
                <text:p/>
              </draw:polygon>
              <draw:polygon draw:style-name="gr141" draw:text-style-name="P7" draw:layer="layout" svg:width="1.36cm" svg:height="1.833cm" svg:x="14.31cm" svg:y="5.303cm" svg:viewBox="0 0 1361 1834" draw:points="0,1048 0,0 1361,786 1361,1834">
                <text:p/>
              </draw:polygon>
              <draw:polygon draw:style-name="gr142" draw:text-style-name="P3" draw:layer="layout" svg:width="1.541cm" svg:height="0.889cm" svg:x="14.264cm" svg:y="5.172cm" svg:viewBox="0 0 1542 890" draw:points="1451,890 0,52 91,0 1542,838">
                <text:p/>
              </draw:polygon>
              <draw:polygon draw:style-name="gr143" draw:text-style-name="P4" draw:layer="layout" svg:width="0.09cm" svg:height="1.204cm" svg:x="15.716cm" svg:y="6.01cm" svg:viewBox="0 0 91 1205" draw:points="0,1205 0,52 91,0 91,1153">
                <text:p/>
              </draw:polygon>
              <draw:polygon draw:style-name="gr144" draw:text-style-name="P5" draw:layer="layout" svg:width="1.541cm" svg:height="2.409cm" svg:x="14.264cm" svg:y="5.172cm" svg:viewBox="0 0 1542 2410" draw:points="91,0 1542,838 1542,1991 1451,2043 1406,2017 1406,2148 953,2410 499,2148 499,2043 862,1834 862,1703 0,1205 0,52">
                <text:p/>
              </draw:polygon>
            </draw:g>
          </draw:g>
          <draw:g>
            <draw:path draw:style-name="gr145" draw:text-style-name="P1" draw:layer="layout" svg:width="0.59cm" svg:height="0.313cm" svg:x="15.034cm" svg:y="7.922cm" svg:viewBox="0 0 591 314" svg:d="M3 314c125 0 588-131 588-209 0-79-12-105-136-105 0 78-499 52-452 314z">
              <text:p/>
            </draw:path>
            <draw:g>
              <draw:polygon draw:style-name="gr146" draw:text-style-name="P3" draw:layer="layout" svg:width="1.949cm" svg:height="1.126cm" svg:x="13.584cm" svg:y="7.031cm" svg:viewBox="0 0 1950 1127" draw:points="1451,1127 0,288 499,0 1950,838">
                <text:p/>
              </draw:polygon>
              <draw:polygon draw:style-name="gr147" draw:text-style-name="P8" draw:layer="layout" svg:width="1.314cm" svg:height="0.759cm" svg:x="13.72cm" svg:y="7.11cm" svg:viewBox="0 0 1315 760" draw:points="0,210 363,0 1315,550 953,760">
                <text:p/>
              </draw:polygon>
              <draw:polygon draw:style-name="gr148" draw:text-style-name="P8" draw:layer="layout" svg:width="0.634cm" svg:height="0.366cm" svg:x="14.763cm" svg:y="7.713cm" svg:viewBox="0 0 635 367" draw:points="0,210 363,0 635,157 272,367">
                <text:p/>
              </draw:polygon>
              <draw:polygon draw:style-name="gr149" draw:text-style-name="P4" draw:layer="layout" svg:width="0.498cm" svg:height="0.392cm" svg:x="15.035cm" svg:y="7.87cm" svg:viewBox="0 0 499 393" draw:points="0,393 0,288 499,0 499,105">
                <text:p/>
              </draw:polygon>
              <draw:line draw:style-name="gr150" draw:text-style-name="P6" draw:layer="layout" svg:x1="13.81cm" svg:y1="7.267cm" svg:x2="14.763cm" svg:y2="7.817cm">
                <text:p/>
              </draw:line>
              <draw:line draw:style-name="gr151" draw:text-style-name="P6" draw:layer="layout" svg:x1="13.901cm" svg:y1="7.215cm" svg:x2="14.854cm" svg:y2="7.765cm">
                <text:p/>
              </draw:line>
              <draw:line draw:style-name="gr152" draw:text-style-name="P6" draw:layer="layout" svg:x1="13.992cm" svg:y1="7.163cm" svg:x2="14.945cm" svg:y2="7.713cm">
                <text:p/>
              </draw:line>
              <draw:line draw:style-name="gr153" draw:text-style-name="P6" draw:layer="layout" svg:x1="14.854cm" svg:y1="7.66cm" svg:x2="14.945cm" svg:y2="7.608cm">
                <text:p/>
              </draw:line>
              <draw:line draw:style-name="gr154" draw:text-style-name="P6" draw:layer="layout" svg:x1="14.763cm" svg:y1="7.607cm" svg:x2="14.854cm" svg:y2="7.555cm">
                <text:p/>
              </draw:line>
              <draw:line draw:style-name="gr155" draw:text-style-name="P6" draw:layer="layout" svg:x1="14.673cm" svg:y1="7.555cm" svg:x2="14.764cm" svg:y2="7.503cm">
                <text:p/>
              </draw:line>
              <draw:line draw:style-name="gr156" draw:text-style-name="P6" draw:layer="layout" svg:x1="14.718cm" svg:y1="7.686cm" svg:x2="14.809cm" svg:y2="7.634cm">
                <text:p/>
              </draw:line>
              <draw:line draw:style-name="gr157" draw:text-style-name="P6" draw:layer="layout" svg:x1="14.627cm" svg:y1="7.634cm" svg:x2="14.718cm" svg:y2="7.582cm">
                <text:p/>
              </draw:line>
              <draw:line draw:style-name="gr158" draw:text-style-name="P6" draw:layer="layout" svg:x1="14.536cm" svg:y1="7.581cm" svg:x2="14.627cm" svg:y2="7.529cm">
                <text:p/>
              </draw:line>
              <draw:line draw:style-name="gr159" draw:text-style-name="P6" draw:layer="layout" svg:x1="14.582cm" svg:y1="7.503cm" svg:x2="14.673cm" svg:y2="7.451cm">
                <text:p/>
              </draw:line>
              <draw:line draw:style-name="gr160" draw:text-style-name="P6" draw:layer="layout" svg:x1="14.445cm" svg:y1="7.529cm" svg:x2="14.536cm" svg:y2="7.477cm">
                <text:p/>
              </draw:line>
              <draw:line draw:style-name="gr161" draw:text-style-name="P6" draw:layer="layout" svg:x1="14.491cm" svg:y1="7.45cm" svg:x2="14.582cm" svg:y2="7.398cm">
                <text:p/>
              </draw:line>
              <draw:line draw:style-name="gr162" draw:text-style-name="P6" draw:layer="layout" svg:x1="14.4cm" svg:y1="7.398cm" svg:x2="14.491cm" svg:y2="7.346cm">
                <text:p/>
              </draw:line>
              <draw:line draw:style-name="gr163" draw:text-style-name="P6" draw:layer="layout" svg:x1="14.31cm" svg:y1="7.346cm" svg:x2="14.401cm" svg:y2="7.294cm">
                <text:p/>
              </draw:line>
              <draw:line draw:style-name="gr164" draw:text-style-name="P6" draw:layer="layout" svg:x1="14.355cm" svg:y1="7.476cm" svg:x2="14.446cm" svg:y2="7.424cm">
                <text:p/>
              </draw:line>
              <draw:line draw:style-name="gr165" draw:text-style-name="P6" draw:layer="layout" svg:x1="14.264cm" svg:y1="7.424cm" svg:x2="14.355cm" svg:y2="7.372cm">
                <text:p/>
              </draw:line>
              <draw:line draw:style-name="gr166" draw:text-style-name="P6" draw:layer="layout" svg:x1="14.174cm" svg:y1="7.372cm" svg:x2="14.265cm" svg:y2="7.32cm">
                <text:p/>
              </draw:line>
              <draw:line draw:style-name="gr167" draw:text-style-name="P6" draw:layer="layout" svg:x1="14.219cm" svg:y1="7.293cm" svg:x2="14.31cm" svg:y2="7.241cm">
                <text:p/>
              </draw:line>
              <draw:line draw:style-name="gr168" draw:text-style-name="P6" draw:layer="layout" svg:x1="14.083cm" svg:y1="7.319cm" svg:x2="14.174cm" svg:y2="7.267cm">
                <text:p/>
              </draw:line>
              <draw:line draw:style-name="gr169" draw:text-style-name="P6" draw:layer="layout" svg:x1="14.128cm" svg:y1="7.241cm" svg:x2="14.219cm" svg:y2="7.189cm">
                <text:p/>
              </draw:line>
              <draw:line draw:style-name="gr170" draw:text-style-name="P6" draw:layer="layout" svg:x1="14.037cm" svg:y1="7.188cm" svg:x2="14.128cm" svg:y2="7.136cm">
                <text:p/>
              </draw:line>
              <draw:line draw:style-name="gr171" draw:text-style-name="P6" draw:layer="layout" svg:x1="13.992cm" svg:y1="7.267cm" svg:x2="14.083cm" svg:y2="7.215cm">
                <text:p/>
              </draw:line>
              <draw:line draw:style-name="gr172" draw:text-style-name="P6" draw:layer="layout" svg:x1="14.582cm" svg:y1="7.712cm" svg:x2="14.673cm" svg:y2="7.66cm">
                <text:p/>
              </draw:line>
              <draw:line draw:style-name="gr173" draw:text-style-name="P6" draw:layer="layout" svg:x1="14.491cm" svg:y1="7.66cm" svg:x2="14.582cm" svg:y2="7.608cm">
                <text:p/>
              </draw:line>
              <draw:line draw:style-name="gr174" draw:text-style-name="P6" draw:layer="layout" svg:x1="14.4cm" svg:y1="7.607cm" svg:x2="14.491cm" svg:y2="7.555cm">
                <text:p/>
              </draw:line>
              <draw:line draw:style-name="gr175" draw:text-style-name="P6" draw:layer="layout" svg:x1="14.355cm" svg:y1="7.686cm" svg:x2="14.446cm" svg:y2="7.634cm">
                <text:p/>
              </draw:line>
              <draw:line draw:style-name="gr176" draw:text-style-name="P6" draw:layer="layout" svg:x1="14.264cm" svg:y1="7.634cm" svg:x2="14.355cm" svg:y2="7.582cm">
                <text:p/>
              </draw:line>
              <draw:line draw:style-name="gr177" draw:text-style-name="P6" draw:layer="layout" svg:x1="14.31cm" svg:y1="7.555cm" svg:x2="14.401cm" svg:y2="7.503cm">
                <text:p/>
              </draw:line>
              <draw:line draw:style-name="gr178" draw:text-style-name="P6" draw:layer="layout" svg:x1="14.219cm" svg:y1="7.503cm" svg:x2="14.31cm" svg:y2="7.451cm">
                <text:p/>
              </draw:line>
              <draw:line draw:style-name="gr179" draw:text-style-name="P6" draw:layer="layout" svg:x1="14.128cm" svg:y1="7.45cm" svg:x2="14.219cm" svg:y2="7.398cm">
                <text:p/>
              </draw:line>
              <draw:line draw:style-name="gr180" draw:text-style-name="P6" draw:layer="layout" svg:x1="14.037cm" svg:y1="7.398cm" svg:x2="14.128cm" svg:y2="7.346cm">
                <text:p/>
              </draw:line>
              <draw:line draw:style-name="gr181" draw:text-style-name="P6" draw:layer="layout" svg:x1="13.901cm" svg:y1="7.424cm" svg:x2="13.992cm" svg:y2="7.372cm">
                <text:p/>
              </draw:line>
              <draw:line draw:style-name="gr182" draw:text-style-name="P6" draw:layer="layout" svg:x1="13.947cm" svg:y1="7.346cm" svg:x2="14.038cm" svg:y2="7.294cm">
                <text:p/>
              </draw:line>
              <draw:line draw:style-name="gr183" draw:text-style-name="P6" draw:layer="layout" svg:x1="13.81cm" svg:y1="7.372cm" svg:x2="13.901cm" svg:y2="7.32cm">
                <text:p/>
              </draw:line>
              <draw:line draw:style-name="gr184" draw:text-style-name="P6" draw:layer="layout" svg:x1="14.536cm" svg:y1="7.791cm" svg:x2="14.627cm" svg:y2="7.739cm">
                <text:p/>
              </draw:line>
              <draw:line draw:style-name="gr185" draw:text-style-name="P6" draw:layer="layout" svg:x1="14.445cm" svg:y1="7.739cm" svg:x2="14.536cm" svg:y2="7.687cm">
                <text:p/>
              </draw:line>
              <draw:line draw:style-name="gr186" draw:text-style-name="P6" draw:layer="layout" svg:x1="14.854cm" svg:y1="7.975cm" svg:x2="15.217cm" svg:y2="7.765cm">
                <text:p/>
              </draw:line>
              <draw:line draw:style-name="gr187" draw:text-style-name="P6" draw:layer="layout" svg:x1="14.945cm" svg:y1="8.027cm" svg:x2="15.308cm" svg:y2="7.817cm">
                <text:p/>
              </draw:line>
              <draw:line draw:style-name="gr188" draw:text-style-name="P6" draw:layer="layout" svg:x1="15.035cm" svg:y1="7.765cm" svg:x2="15.307cm" svg:y2="7.922cm">
                <text:p/>
              </draw:line>
              <draw:line draw:style-name="gr189" draw:text-style-name="P6" draw:layer="layout" svg:x1="14.945cm" svg:y1="7.817cm" svg:x2="15.217cm" svg:y2="7.974cm">
                <text:p/>
              </draw:line>
              <draw:line draw:style-name="gr190" draw:text-style-name="P6" draw:layer="layout" svg:x1="14.854cm" svg:y1="7.87cm" svg:x2="15.035cm" svg:y2="7.975cm">
                <text:p/>
              </draw:line>
              <draw:polygon draw:style-name="gr191" draw:text-style-name="P2" draw:layer="layout" svg:width="1.45cm" svg:height="0.942cm" svg:x="13.584cm" svg:y="7.32cm" svg:viewBox="0 0 1451 943" draw:points="0,105 0,0 1451,838 1451,943">
                <text:p/>
              </draw:polygon>
              <draw:polygon draw:style-name="gr192" draw:text-style-name="P5" draw:layer="layout" svg:width="1.949cm" svg:height="1.23cm" svg:x="13.584cm" svg:y="7.031cm" svg:viewBox="0 0 1950 1231" draw:points="499,0 1950,838 1950,943 1451,1231 0,393 0,288">
                <text:p/>
              </draw:polygon>
            </draw:g>
          </draw:g>
        </draw:g>
        <draw:g xml:id="id2" draw:id="id2">
          <draw:glue-point draw:id="4" svg:x="-4.473cm" svg:y="-1.29cm"/>
          <draw:glue-point draw:id="5" svg:x="-4.122cm" svg:y="-0.967cm"/>
          <draw:glue-point draw:id="6" svg:x="-3.771cm" svg:y="-0.483cm"/>
          <draw:glue-point draw:id="7" svg:x="-4.122cm" svg:y="-0.806cm"/>
          <draw:glue-point draw:id="8" svg:x="-4.473cm" svg:y="-1.129cm"/>
          <draw:glue-point draw:id="9" svg:x="-4.473cm" svg:y="-1.129cm"/>
          <draw:glue-point draw:id="10" svg:x="-3.42cm" svg:y="-0.161cm"/>
          <draw:glue-point draw:id="11" svg:x="-2.894cm" svg:y="0.322cm"/>
          <draw:glue-point draw:id="12" svg:x="-2.543cm" svg:y="0.645cm"/>
          <draw:glue-point draw:id="13" svg:x="-2.192cm" svg:y="0.967cm"/>
          <draw:glue-point draw:id="14" svg:x="-1.841cm" svg:y="1.29cm"/>
          <draw:glue-point draw:id="15" svg:x="-1.315cm" svg:y="1.774cm"/>
          <draw:glue-point draw:id="16" svg:x="-0.964cm" svg:y="2.096cm"/>
          <draw:glue-point draw:id="17" svg:x="-0.613cm" svg:y="2.419cm"/>
          <draw:glue-point draw:id="18" svg:x="-0.262cm" svg:y="2.741cm"/>
          <draw:glue-point draw:id="19" svg:x="-2.017cm" svg:y="-5cm"/>
          <draw:glue-point draw:id="20" svg:x="4.123cm" svg:y="1.451cm"/>
          <draw:glue-point draw:id="21" svg:x="-4.999cm" svg:y="-2.096cm"/>
          <draw:glue-point draw:id="22" svg:x="-2.017cm" svg:y="1.451cm"/>
          <draw:glue-point draw:id="23" svg:x="0.789cm" svg:y="-2.419cm"/>
          <draw:glue-point draw:id="24" svg:x="-3.245cm" svg:y="-3.87cm"/>
          <draw:glue-point draw:id="25" svg:x="3.07cm" svg:y="3.225cm"/>
          <draw:glue-point draw:id="26" svg:x="4.123cm" svg:y="0.645cm"/>
          <draw:glue-point draw:id="27" svg:x="-4.318cm" svg:y="-1.875cm"/>
          <draw:glue-point draw:id="28" svg:x="-4.318cm" svg:y="-1.25cm"/>
          <draw:glue-point draw:id="29" svg:x="-4.148cm" svg:y="-1.562cm"/>
          <draw:glue-point draw:id="30" svg:x="-3.978cm" svg:y="-0.937cm"/>
          <draw:glue-point draw:id="31" svg:x="-3.637cm" svg:y="-1.25cm"/>
          <draw:glue-point draw:id="32" svg:x="-3.637cm" svg:y="-0.468cm"/>
          <draw:glue-point draw:id="33" svg:x="-3.298cm" svg:y="-0.937cm"/>
          <draw:glue-point draw:id="34" svg:x="-3.298cm" svg:y="-0.312cm"/>
          <draw:glue-point draw:id="35" svg:x="-2.787cm" svg:y="-0.312cm"/>
          <draw:glue-point draw:id="36" svg:x="-2.787cm" svg:y="0.312cm"/>
          <draw:glue-point draw:id="37" svg:x="-2.447cm" svg:y="0cm"/>
          <draw:glue-point draw:id="38" svg:x="-2.447cm" svg:y="0.781cm"/>
          <draw:glue-point draw:id="39" svg:x="-2.106cm" svg:y="0.312cm"/>
          <draw:glue-point draw:id="40" svg:x="-2.106cm" svg:y="0.937cm"/>
          <draw:glue-point draw:id="41" svg:x="-1.767cm" svg:y="0.468cm"/>
          <draw:glue-point draw:id="42" svg:x="-1.767cm" svg:y="1.25cm"/>
          <draw:glue-point draw:id="43" svg:x="-1.256cm" svg:y="1.093cm"/>
          <draw:glue-point draw:id="44" svg:x="-1.256cm" svg:y="1.718cm"/>
          <draw:glue-point draw:id="45" svg:x="-0.915cm" svg:y="1.406cm"/>
          <draw:glue-point draw:id="46" svg:x="-0.405cm" svg:y="1.718cm"/>
          <draw:glue-point draw:id="47" svg:x="-0.575cm" svg:y="2.343cm"/>
          <draw:glue-point draw:id="48" svg:x="-0.064cm" svg:y="2.031cm"/>
          <draw:glue-point draw:id="49" svg:x="-0.064cm" svg:y="2.812cm"/>
          <draw:glue-point draw:id="50" svg:x="-0.575cm" svg:y="-0.312cm"/>
          <draw:path draw:style-name="gr193" draw:text-style-name="P1" draw:layer="layout" svg:width="1.042cm" svg:height="0.839cm" svg:x="8.72cm" svg:y="11.641cm" svg:viewBox="0 0 1043 840" svg:d="M0 840c159 0 1043-336 1043-504s-421-336-580-336c0 101-463 705-463 840z">
            <text:p/>
          </draw:path>
          <draw:g>
            <draw:polygon draw:style-name="gr194" draw:text-style-name="P2" draw:layer="layout" svg:width="2.027cm" svg:height="1.511cm" svg:x="6.577cm" svg:y="10.902cm" svg:viewBox="0 0 2028 1512" draw:points="0,336 0,0 2028,1176 2028,1512">
              <text:p/>
            </draw:polygon>
            <draw:polygon draw:style-name="gr195" draw:text-style-name="P9" draw:layer="layout" svg:width="0.868cm" svg:height="0.839cm" svg:x="8.604cm" svg:y="11.574cm" svg:viewBox="0 0 869 840" draw:points="0,840 0,504 869,0 869,336">
              <text:p/>
            </draw:polygon>
            <draw:polygon draw:style-name="gr196" draw:text-style-name="P3" draw:layer="layout" svg:width="2.895cm" svg:height="1.679cm" svg:x="6.577cm" svg:y="10.398cm" svg:viewBox="0 0 2896 1680" draw:points="2028,1680 0,504 869,0 2896,1176">
              <text:p/>
            </draw:polygon>
            <draw:polygon draw:style-name="gr197" draw:text-style-name="P10" draw:layer="layout" svg:width="0.115cm" svg:height="0.201cm" svg:x="8.373cm" svg:y="12.044cm" svg:viewBox="0 0 116 202" draw:points="0,134 0,0 116,67 116,202">
              <text:p/>
            </draw:polygon>
            <draw:polygon draw:style-name="gr198" draw:text-style-name="P2" draw:layer="layout" svg:width="0.115cm" svg:height="0.402cm" svg:x="6.461cm" svg:y="10.835cm" svg:viewBox="0 0 116 403" draw:points="0,336 0,0 116,67 116,403">
              <text:p/>
            </draw:polygon>
            <draw:polygon draw:style-name="gr199" draw:text-style-name="P2" draw:layer="layout" svg:width="0.115cm" svg:height="0.402cm" svg:x="8.604cm" svg:y="12.078cm" svg:viewBox="0 0 116 403" draw:points="0,336 0,0 116,67 116,403">
              <text:p/>
            </draw:polygon>
            <draw:polygon draw:style-name="gr200" draw:text-style-name="P5" draw:layer="layout" svg:width="3.011cm" svg:height="2.082cm" svg:x="6.461cm" svg:y="10.398cm" svg:viewBox="0 0 3012 2083" draw:points="0,773 0,437 116,504 985,0 3012,1176 3012,1512 2259,1949 2259,2083">
              <text:p/>
            </draw:polygon>
            <draw:polygon draw:style-name="gr201" draw:text-style-name="P11" draw:layer="layout" svg:width="0.057cm" svg:height="0.1cm" svg:x="6.635cm" svg:y="11.137cm" svg:viewBox="0 0 58 101" draw:points="0,67 0,0 58,33 58,101">
              <text:p/>
            </draw:polygon>
            <draw:polygon draw:style-name="gr202" draw:text-style-name="P11" draw:layer="layout" svg:width="0.057cm" svg:height="0.1cm" svg:x="6.635cm" svg:y="11.003cm" svg:viewBox="0 0 58 101" draw:points="0,67 0,0 58,33 58,101">
              <text:p/>
            </draw:polygon>
            <draw:polygon draw:style-name="gr203" draw:text-style-name="P11" draw:layer="layout" svg:width="0.057cm" svg:height="0.1cm" svg:x="6.751cm" svg:y="11.204cm" svg:viewBox="0 0 58 101" draw:points="0,67 0,0 58,33 58,101">
              <text:p/>
            </draw:polygon>
            <draw:polygon draw:style-name="gr204" draw:text-style-name="P11" draw:layer="layout" svg:width="0.057cm" svg:height="0.1cm" svg:x="6.751cm" svg:y="11.07cm" svg:viewBox="0 0 58 101" draw:points="0,67 0,0 58,33 58,101">
              <text:p/>
            </draw:polygon>
            <draw:polygon draw:style-name="gr205" draw:text-style-name="P11" draw:layer="layout" svg:width="0.057cm" svg:height="0.1cm" svg:x="6.867cm" svg:y="11.272cm" svg:viewBox="0 0 58 101" draw:points="0,67 0,0 58,33 58,101">
              <text:p/>
            </draw:polygon>
            <draw:polygon draw:style-name="gr206" draw:text-style-name="P11" draw:layer="layout" svg:width="0.057cm" svg:height="0.1cm" svg:x="6.867cm" svg:y="11.137cm" svg:viewBox="0 0 58 101" draw:points="0,67 0,0 58,33 58,101">
              <text:p/>
            </draw:polygon>
            <draw:polygon draw:style-name="gr207" draw:text-style-name="P11" draw:layer="layout" svg:width="0.057cm" svg:height="0.1cm" svg:x="6.982cm" svg:y="11.339cm" svg:viewBox="0 0 58 101" draw:points="0,67 0,0 58,33 58,101">
              <text:p/>
            </draw:polygon>
            <draw:polygon draw:style-name="gr208" draw:text-style-name="P11" draw:layer="layout" svg:width="0.057cm" svg:height="0.1cm" svg:x="6.982cm" svg:y="11.204cm" svg:viewBox="0 0 58 101" draw:points="0,67 0,0 58,33 58,101">
              <text:p/>
            </draw:polygon>
            <draw:polygon draw:style-name="gr209" draw:text-style-name="P11" draw:layer="layout" svg:width="0.057cm" svg:height="0.1cm" svg:x="7.156cm" svg:y="11.44cm" svg:viewBox="0 0 58 101" draw:points="0,67 0,0 58,33 58,101">
              <text:p/>
            </draw:polygon>
            <draw:polygon draw:style-name="gr210" draw:text-style-name="P11" draw:layer="layout" svg:width="0.057cm" svg:height="0.1cm" svg:x="7.156cm" svg:y="11.305cm" svg:viewBox="0 0 58 101" draw:points="0,67 0,0 58,33 58,101">
              <text:p/>
            </draw:polygon>
            <draw:polygon draw:style-name="gr211" draw:text-style-name="P11" draw:layer="layout" svg:width="0.057cm" svg:height="0.1cm" svg:x="7.272cm" svg:y="11.507cm" svg:viewBox="0 0 58 101" draw:points="0,67 0,0 58,33 58,101">
              <text:p/>
            </draw:polygon>
            <draw:polygon draw:style-name="gr212" draw:text-style-name="P11" draw:layer="layout" svg:width="0.057cm" svg:height="0.1cm" svg:x="7.272cm" svg:y="11.372cm" svg:viewBox="0 0 58 101" draw:points="0,67 0,0 58,33 58,101">
              <text:p/>
            </draw:polygon>
            <draw:polygon draw:style-name="gr213" draw:text-style-name="P11" draw:layer="layout" svg:width="0.057cm" svg:height="0.1cm" svg:x="7.388cm" svg:y="11.574cm" svg:viewBox="0 0 58 101" draw:points="0,67 0,0 58,33 58,101">
              <text:p/>
            </draw:polygon>
            <draw:polygon draw:style-name="gr214" draw:text-style-name="P11" draw:layer="layout" svg:width="0.057cm" svg:height="0.1cm" svg:x="7.388cm" svg:y="11.44cm" svg:viewBox="0 0 58 101" draw:points="0,67 0,0 58,33 58,101">
              <text:p/>
            </draw:polygon>
            <draw:polygon draw:style-name="gr215" draw:text-style-name="P11" draw:layer="layout" svg:width="0.057cm" svg:height="0.1cm" svg:x="7.504cm" svg:y="11.641cm" svg:viewBox="0 0 58 101" draw:points="0,67 0,0 58,33 58,101">
              <text:p/>
            </draw:polygon>
            <draw:polygon draw:style-name="gr216" draw:text-style-name="P11" draw:layer="layout" svg:width="0.057cm" svg:height="0.1cm" svg:x="7.504cm" svg:y="11.507cm" svg:viewBox="0 0 58 101" draw:points="0,67 0,0 58,33 58,101">
              <text:p/>
            </draw:polygon>
            <draw:polygon draw:style-name="gr217" draw:text-style-name="P11" draw:layer="layout" svg:width="0.057cm" svg:height="0.1cm" svg:x="7.678cm" svg:y="11.742cm" svg:viewBox="0 0 58 101" draw:points="0,67 0,0 58,33 58,101">
              <text:p/>
            </draw:polygon>
            <draw:polygon draw:style-name="gr218" draw:text-style-name="P11" draw:layer="layout" svg:width="0.057cm" svg:height="0.1cm" svg:x="7.678cm" svg:y="11.607cm" svg:viewBox="0 0 58 101" draw:points="0,67 0,0 58,33 58,101">
              <text:p/>
            </draw:polygon>
            <draw:polygon draw:style-name="gr219" draw:text-style-name="P11" draw:layer="layout" svg:width="0.057cm" svg:height="0.1cm" svg:x="7.793cm" svg:y="11.809cm" svg:viewBox="0 0 58 101" draw:points="0,67 0,0 58,33 58,101">
              <text:p/>
            </draw:polygon>
            <draw:polygon draw:style-name="gr220" draw:text-style-name="P11" draw:layer="layout" svg:width="0.057cm" svg:height="0.1cm" svg:x="7.793cm" svg:y="11.675cm" svg:viewBox="0 0 58 101" draw:points="0,67 0,0 58,33 58,101">
              <text:p/>
            </draw:polygon>
            <draw:polygon draw:style-name="gr221" draw:text-style-name="P11" draw:layer="layout" svg:width="0.057cm" svg:height="0.1cm" svg:x="7.909cm" svg:y="11.876cm" svg:viewBox="0 0 58 101" draw:points="0,67 0,0 58,33 58,101">
              <text:p/>
            </draw:polygon>
            <draw:polygon draw:style-name="gr222" draw:text-style-name="P11" draw:layer="layout" svg:width="0.057cm" svg:height="0.1cm" svg:x="7.909cm" svg:y="11.742cm" svg:viewBox="0 0 58 101" draw:points="0,67 0,0 58,33 58,101">
              <text:p/>
            </draw:polygon>
            <draw:polygon draw:style-name="gr223" draw:text-style-name="P11" draw:layer="layout" svg:width="0.057cm" svg:height="0.1cm" svg:x="8.025cm" svg:y="11.944cm" svg:viewBox="0 0 58 101" draw:points="0,67 0,0 58,33 58,101">
              <text:p/>
            </draw:polygon>
            <draw:polygon draw:style-name="gr224" draw:text-style-name="P11" draw:layer="layout" svg:width="0.057cm" svg:height="0.1cm" svg:x="8.025cm" svg:y="11.809cm" svg:viewBox="0 0 58 101" draw:points="0,67 0,0 58,33 58,101">
              <text:p/>
            </draw:polygon>
          </draw:g>
        </draw:g>
        <draw:g xml:id="id5" draw:id="id5">
          <draw:glue-point draw:id="4" svg:x="-4.473cm" svg:y="-1.29cm"/>
          <draw:glue-point draw:id="5" svg:x="-4.122cm" svg:y="-0.967cm"/>
          <draw:glue-point draw:id="6" svg:x="-3.771cm" svg:y="-0.483cm"/>
          <draw:glue-point draw:id="7" svg:x="-4.122cm" svg:y="-0.806cm"/>
          <draw:glue-point draw:id="8" svg:x="-4.473cm" svg:y="-1.129cm"/>
          <draw:glue-point draw:id="9" svg:x="-4.473cm" svg:y="-1.129cm"/>
          <draw:glue-point draw:id="10" svg:x="-3.42cm" svg:y="-0.161cm"/>
          <draw:glue-point draw:id="11" svg:x="-2.894cm" svg:y="0.322cm"/>
          <draw:glue-point draw:id="12" svg:x="-2.543cm" svg:y="0.645cm"/>
          <draw:glue-point draw:id="13" svg:x="-2.192cm" svg:y="0.967cm"/>
          <draw:glue-point draw:id="14" svg:x="-1.841cm" svg:y="1.29cm"/>
          <draw:glue-point draw:id="15" svg:x="-1.315cm" svg:y="1.774cm"/>
          <draw:glue-point draw:id="16" svg:x="-0.964cm" svg:y="2.096cm"/>
          <draw:glue-point draw:id="17" svg:x="-0.613cm" svg:y="2.419cm"/>
          <draw:glue-point draw:id="18" svg:x="-0.262cm" svg:y="2.741cm"/>
          <draw:glue-point draw:id="19" svg:x="-2.017cm" svg:y="-5cm"/>
          <draw:glue-point draw:id="20" svg:x="4.123cm" svg:y="1.451cm"/>
          <draw:glue-point draw:id="21" svg:x="-4.999cm" svg:y="-2.096cm"/>
          <draw:glue-point draw:id="22" svg:x="-2.017cm" svg:y="1.451cm"/>
          <draw:glue-point draw:id="23" svg:x="0.789cm" svg:y="-2.419cm"/>
          <draw:glue-point draw:id="24" svg:x="-3.245cm" svg:y="-3.87cm"/>
          <draw:glue-point draw:id="25" svg:x="3.07cm" svg:y="3.225cm"/>
          <draw:glue-point draw:id="26" svg:x="4.123cm" svg:y="0.645cm"/>
          <draw:glue-point draw:id="27" svg:x="-4.318cm" svg:y="-1.875cm"/>
          <draw:glue-point draw:id="28" svg:x="-4.318cm" svg:y="-1.25cm"/>
          <draw:glue-point draw:id="29" svg:x="-4.148cm" svg:y="-1.562cm"/>
          <draw:glue-point draw:id="30" svg:x="-3.978cm" svg:y="-0.937cm"/>
          <draw:glue-point draw:id="31" svg:x="-3.637cm" svg:y="-1.25cm"/>
          <draw:glue-point draw:id="32" svg:x="-3.637cm" svg:y="-0.468cm"/>
          <draw:glue-point draw:id="33" svg:x="-3.298cm" svg:y="-0.937cm"/>
          <draw:glue-point draw:id="34" svg:x="-3.298cm" svg:y="-0.312cm"/>
          <draw:glue-point draw:id="35" svg:x="-2.787cm" svg:y="-0.312cm"/>
          <draw:glue-point draw:id="36" svg:x="-2.787cm" svg:y="0.312cm"/>
          <draw:glue-point draw:id="37" svg:x="-2.447cm" svg:y="0cm"/>
          <draw:glue-point draw:id="38" svg:x="-2.447cm" svg:y="0.781cm"/>
          <draw:glue-point draw:id="39" svg:x="-2.106cm" svg:y="0.312cm"/>
          <draw:glue-point draw:id="40" svg:x="-2.106cm" svg:y="0.937cm"/>
          <draw:glue-point draw:id="41" svg:x="-1.767cm" svg:y="0.468cm"/>
          <draw:glue-point draw:id="42" svg:x="-1.767cm" svg:y="1.25cm"/>
          <draw:glue-point draw:id="43" svg:x="-1.256cm" svg:y="1.093cm"/>
          <draw:glue-point draw:id="44" svg:x="-1.256cm" svg:y="1.718cm"/>
          <draw:glue-point draw:id="45" svg:x="-0.915cm" svg:y="1.406cm"/>
          <draw:glue-point draw:id="46" svg:x="-0.405cm" svg:y="1.718cm"/>
          <draw:glue-point draw:id="47" svg:x="-0.575cm" svg:y="2.343cm"/>
          <draw:glue-point draw:id="48" svg:x="-0.064cm" svg:y="2.031cm"/>
          <draw:glue-point draw:id="49" svg:x="-0.064cm" svg:y="2.812cm"/>
          <draw:glue-point draw:id="50" svg:x="-0.575cm" svg:y="-0.312cm"/>
          <draw:path draw:style-name="gr225" draw:text-style-name="P1" draw:layer="layout" svg:width="1.042cm" svg:height="0.839cm" svg:x="13.8cm" svg:y="11.644cm" svg:viewBox="0 0 1043 840" svg:d="M0 840c159 0 1043-336 1043-504s-421-336-580-336c0 101-463 705-463 840z">
            <text:p/>
          </draw:path>
          <draw:g>
            <draw:polygon draw:style-name="gr226" draw:text-style-name="P2" draw:layer="layout" svg:width="2.027cm" svg:height="1.511cm" svg:x="11.657cm" svg:y="10.905cm" svg:viewBox="0 0 2028 1512" draw:points="0,336 0,0 2028,1176 2028,1512">
              <text:p/>
            </draw:polygon>
            <draw:polygon draw:style-name="gr227" draw:text-style-name="P9" draw:layer="layout" svg:width="0.868cm" svg:height="0.839cm" svg:x="13.684cm" svg:y="11.577cm" svg:viewBox="0 0 869 840" draw:points="0,840 0,504 869,0 869,336">
              <text:p/>
            </draw:polygon>
            <draw:polygon draw:style-name="gr228" draw:text-style-name="P3" draw:layer="layout" svg:width="2.895cm" svg:height="1.679cm" svg:x="11.657cm" svg:y="10.401cm" svg:viewBox="0 0 2896 1680" draw:points="2028,1680 0,504 869,0 2896,1176">
              <text:p/>
            </draw:polygon>
            <draw:polygon draw:style-name="gr229" draw:text-style-name="P10" draw:layer="layout" svg:width="0.115cm" svg:height="0.201cm" svg:x="13.453cm" svg:y="12.047cm" svg:viewBox="0 0 116 202" draw:points="0,134 0,0 116,67 116,202">
              <text:p/>
            </draw:polygon>
            <draw:polygon draw:style-name="gr230" draw:text-style-name="P2" draw:layer="layout" svg:width="0.115cm" svg:height="0.402cm" svg:x="11.541cm" svg:y="10.838cm" svg:viewBox="0 0 116 403" draw:points="0,336 0,0 116,67 116,403">
              <text:p/>
            </draw:polygon>
            <draw:polygon draw:style-name="gr231" draw:text-style-name="P2" draw:layer="layout" svg:width="0.115cm" svg:height="0.402cm" svg:x="13.684cm" svg:y="12.081cm" svg:viewBox="0 0 116 403" draw:points="0,336 0,0 116,67 116,403">
              <text:p/>
            </draw:polygon>
            <draw:polygon draw:style-name="gr232" draw:text-style-name="P5" draw:layer="layout" svg:width="3.011cm" svg:height="2.082cm" svg:x="11.541cm" svg:y="10.401cm" svg:viewBox="0 0 3012 2083" draw:points="0,773 0,437 116,504 985,0 3012,1176 3012,1512 2259,1949 2259,2083">
              <text:p/>
            </draw:polygon>
            <draw:polygon draw:style-name="gr233" draw:text-style-name="P11" draw:layer="layout" svg:width="0.057cm" svg:height="0.1cm" svg:x="11.715cm" svg:y="11.14cm" svg:viewBox="0 0 58 101" draw:points="0,67 0,0 58,33 58,101">
              <text:p/>
            </draw:polygon>
            <draw:polygon draw:style-name="gr234" draw:text-style-name="P11" draw:layer="layout" svg:width="0.057cm" svg:height="0.1cm" svg:x="11.715cm" svg:y="11.006cm" svg:viewBox="0 0 58 101" draw:points="0,67 0,0 58,33 58,101">
              <text:p/>
            </draw:polygon>
            <draw:polygon draw:style-name="gr235" draw:text-style-name="P11" draw:layer="layout" svg:width="0.057cm" svg:height="0.1cm" svg:x="11.831cm" svg:y="11.207cm" svg:viewBox="0 0 58 101" draw:points="0,67 0,0 58,33 58,101">
              <text:p/>
            </draw:polygon>
            <draw:polygon draw:style-name="gr236" draw:text-style-name="P11" draw:layer="layout" svg:width="0.057cm" svg:height="0.1cm" svg:x="11.831cm" svg:y="11.073cm" svg:viewBox="0 0 58 101" draw:points="0,67 0,0 58,33 58,101">
              <text:p/>
            </draw:polygon>
            <draw:polygon draw:style-name="gr237" draw:text-style-name="P11" draw:layer="layout" svg:width="0.057cm" svg:height="0.1cm" svg:x="11.947cm" svg:y="11.275cm" svg:viewBox="0 0 58 101" draw:points="0,67 0,0 58,33 58,101">
              <text:p/>
            </draw:polygon>
            <draw:polygon draw:style-name="gr238" draw:text-style-name="P11" draw:layer="layout" svg:width="0.057cm" svg:height="0.1cm" svg:x="11.947cm" svg:y="11.14cm" svg:viewBox="0 0 58 101" draw:points="0,67 0,0 58,33 58,101">
              <text:p/>
            </draw:polygon>
            <draw:polygon draw:style-name="gr239" draw:text-style-name="P11" draw:layer="layout" svg:width="0.057cm" svg:height="0.1cm" svg:x="12.062cm" svg:y="11.342cm" svg:viewBox="0 0 58 101" draw:points="0,67 0,0 58,33 58,101">
              <text:p/>
            </draw:polygon>
            <draw:polygon draw:style-name="gr240" draw:text-style-name="P11" draw:layer="layout" svg:width="0.057cm" svg:height="0.1cm" svg:x="12.062cm" svg:y="11.207cm" svg:viewBox="0 0 58 101" draw:points="0,67 0,0 58,33 58,101">
              <text:p/>
            </draw:polygon>
            <draw:polygon draw:style-name="gr241" draw:text-style-name="P11" draw:layer="layout" svg:width="0.057cm" svg:height="0.1cm" svg:x="12.236cm" svg:y="11.443cm" svg:viewBox="0 0 58 101" draw:points="0,67 0,0 58,33 58,101">
              <text:p/>
            </draw:polygon>
            <draw:polygon draw:style-name="gr242" draw:text-style-name="P11" draw:layer="layout" svg:width="0.057cm" svg:height="0.1cm" svg:x="12.236cm" svg:y="11.308cm" svg:viewBox="0 0 58 101" draw:points="0,67 0,0 58,33 58,101">
              <text:p/>
            </draw:polygon>
            <draw:polygon draw:style-name="gr243" draw:text-style-name="P11" draw:layer="layout" svg:width="0.057cm" svg:height="0.1cm" svg:x="12.352cm" svg:y="11.51cm" svg:viewBox="0 0 58 101" draw:points="0,67 0,0 58,33 58,101">
              <text:p/>
            </draw:polygon>
            <draw:polygon draw:style-name="gr244" draw:text-style-name="P11" draw:layer="layout" svg:width="0.057cm" svg:height="0.1cm" svg:x="12.352cm" svg:y="11.375cm" svg:viewBox="0 0 58 101" draw:points="0,67 0,0 58,33 58,101">
              <text:p/>
            </draw:polygon>
            <draw:polygon draw:style-name="gr245" draw:text-style-name="P11" draw:layer="layout" svg:width="0.057cm" svg:height="0.1cm" svg:x="12.468cm" svg:y="11.577cm" svg:viewBox="0 0 58 101" draw:points="0,67 0,0 58,33 58,101">
              <text:p/>
            </draw:polygon>
            <draw:polygon draw:style-name="gr246" draw:text-style-name="P11" draw:layer="layout" svg:width="0.057cm" svg:height="0.1cm" svg:x="12.468cm" svg:y="11.443cm" svg:viewBox="0 0 58 101" draw:points="0,67 0,0 58,33 58,101">
              <text:p/>
            </draw:polygon>
            <draw:polygon draw:style-name="gr247" draw:text-style-name="P11" draw:layer="layout" svg:width="0.057cm" svg:height="0.1cm" svg:x="12.584cm" svg:y="11.644cm" svg:viewBox="0 0 58 101" draw:points="0,67 0,0 58,33 58,101">
              <text:p/>
            </draw:polygon>
            <draw:polygon draw:style-name="gr248" draw:text-style-name="P11" draw:layer="layout" svg:width="0.057cm" svg:height="0.1cm" svg:x="12.584cm" svg:y="11.51cm" svg:viewBox="0 0 58 101" draw:points="0,67 0,0 58,33 58,101">
              <text:p/>
            </draw:polygon>
            <draw:polygon draw:style-name="gr249" draw:text-style-name="P11" draw:layer="layout" svg:width="0.057cm" svg:height="0.1cm" svg:x="12.758cm" svg:y="11.745cm" svg:viewBox="0 0 58 101" draw:points="0,67 0,0 58,33 58,101">
              <text:p/>
            </draw:polygon>
            <draw:polygon draw:style-name="gr250" draw:text-style-name="P11" draw:layer="layout" svg:width="0.057cm" svg:height="0.1cm" svg:x="12.758cm" svg:y="11.61cm" svg:viewBox="0 0 58 101" draw:points="0,67 0,0 58,33 58,101">
              <text:p/>
            </draw:polygon>
            <draw:polygon draw:style-name="gr251" draw:text-style-name="P11" draw:layer="layout" svg:width="0.057cm" svg:height="0.1cm" svg:x="12.873cm" svg:y="11.812cm" svg:viewBox="0 0 58 101" draw:points="0,67 0,0 58,33 58,101">
              <text:p/>
            </draw:polygon>
            <draw:polygon draw:style-name="gr252" draw:text-style-name="P11" draw:layer="layout" svg:width="0.057cm" svg:height="0.1cm" svg:x="12.873cm" svg:y="11.678cm" svg:viewBox="0 0 58 101" draw:points="0,67 0,0 58,33 58,101">
              <text:p/>
            </draw:polygon>
            <draw:polygon draw:style-name="gr253" draw:text-style-name="P11" draw:layer="layout" svg:width="0.057cm" svg:height="0.1cm" svg:x="12.989cm" svg:y="11.879cm" svg:viewBox="0 0 58 101" draw:points="0,67 0,0 58,33 58,101">
              <text:p/>
            </draw:polygon>
            <draw:polygon draw:style-name="gr254" draw:text-style-name="P11" draw:layer="layout" svg:width="0.057cm" svg:height="0.1cm" svg:x="12.989cm" svg:y="11.745cm" svg:viewBox="0 0 58 101" draw:points="0,67 0,0 58,33 58,101">
              <text:p/>
            </draw:polygon>
            <draw:polygon draw:style-name="gr255" draw:text-style-name="P11" draw:layer="layout" svg:width="0.057cm" svg:height="0.1cm" svg:x="13.105cm" svg:y="11.947cm" svg:viewBox="0 0 58 101" draw:points="0,67 0,0 58,33 58,101">
              <text:p/>
            </draw:polygon>
            <draw:polygon draw:style-name="gr256" draw:text-style-name="P11" draw:layer="layout" svg:width="0.057cm" svg:height="0.1cm" svg:x="13.105cm" svg:y="11.812cm" svg:viewBox="0 0 58 101" draw:points="0,67 0,0 58,33 58,101">
              <text:p/>
            </draw:polygon>
          </draw:g>
        </draw:g>
        <draw:connector draw:style-name="gr257" draw:text-style-name="P12" draw:layer="layout" svg:x1="5.086cm" svg:y1="7.761cm" svg:x2="7.041cm" svg:y2="10.633cm" draw:start-shape="id1" draw:start-glue-point="4" draw:end-shape="id2" draw:end-glue-point="24" svg:d="M5086 7761h-1201v1673h3156v1199" svg:viewBox="0 0 3157 2873">
          <text:p/>
        </draw:connector>
        <draw:connector draw:style-name="gr257" draw:text-style-name="P12" draw:layer="layout" svg:x1="10.309cm" svg:y1="8.503cm" svg:x2="8.112cm" svg:y2="10.398cm" draw:start-shape="id3" draw:start-glue-point="2" draw:end-shape="id2" svg:d="M10309 8503v948h-2197v947" svg:viewBox="0 0 2198 1896">
          <text:p/>
        </draw:connector>
        <draw:connector draw:style-name="gr257" draw:text-style-name="P12" draw:layer="layout" svg:x1="14.854cm" svg:y1="8.525cm" svg:x2="13.192cm" svg:y2="10.401cm" draw:start-shape="id4" draw:end-shape="id5" svg:d="M14854 8525v939h-1662v937" svg:viewBox="0 0 1663 1877">
          <text:p/>
        </draw:connector>
        <draw:connector draw:style-name="gr257" draw:text-style-name="P12" draw:layer="layout" svg:x1="10.309cm" svg:y1="8.503cm" svg:x2="12.526cm" svg:y2="10.401cm" draw:start-shape="id3" draw:end-shape="id5" draw:end-glue-point="19" svg:d="M10309 8503v949h2217v949" svg:viewBox="0 0 2218 1899">
          <text:p/>
        </draw:connector>
        <draw:frame draw:style-name="gr258" draw:text-style-name="P13" draw:layer="layout" svg:width="1.522cm" svg:height="0.962cm" svg:x="3.64cm" svg:y="5.28cm">
          <draw:text-box>
            <text:p>pc1</text:p>
          </draw:text-box>
        </draw:frame>
        <draw:frame draw:style-name="gr258" draw:text-style-name="P13" draw:layer="layout" svg:width="1.522cm" svg:height="0.962cm" svg:x="8.24cm" svg:y="5.28cm">
          <draw:text-box>
            <text:p>pc2</text:p>
          </draw:text-box>
        </draw:frame>
        <draw:frame draw:style-name="gr258" draw:text-style-name="P13" draw:layer="layout" svg:width="1.522cm" svg:height="0.962cm" svg:x="12.84cm" svg:y="5.28cm">
          <draw:text-box>
            <text:p>pc3</text:p>
          </draw:text-box>
        </draw:frame>
        <draw:frame draw:style-name="gr259" draw:text-style-name="P13" draw:layer="layout" svg:width="1.907cm" svg:height="0.962cm" svg:x="5.364cm" svg:y="11.633cm">
          <draw:text-box>
            <text:p>hub1</text:p>
          </draw:text-box>
        </draw:frame>
        <draw:frame draw:style-name="gr259" draw:text-style-name="P13" draw:layer="layout" svg:width="1.907cm" svg:height="0.962cm" svg:x="10.665cm" svg:y="11.633cm">
          <draw:text-box>
            <text:p>hub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5T10:31:03.824507730</meta:creation-date>
    <dc:date>2018-04-05T10:42:57.854365846</dc:date>
    <meta:editing-duration>PT1M23S</meta:editing-duration>
    <meta:editing-cycles>1</meta:editing-cycles>
    <meta:document-statistic meta:object-count="290"/>
    <meta:generator>LibreOffice/6.0.2.1$Linux_X86_64 LibreOffice_project/00m0$Build-1</meta:generator>
  </office:meta>
</office:document-meta>
</file>